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8aa79" officeooo:paragraph-rsid="0018aa79"/>
    </style:style>
    <style:style style:name="P2" style:family="paragraph" style:parent-style-name="Standard">
      <style:paragraph-properties fo:text-align="center" style:justify-single-word="false"/>
      <style:text-properties fo:font-size="40pt" style:font-size-asian="35pt" style:font-size-complex="40pt"/>
    </style:style>
    <style:style style:name="P3" style:family="paragraph" style:parent-style-name="Standard">
      <style:paragraph-properties fo:text-align="center" style:justify-single-word="false"/>
      <style:text-properties fo:font-size="40pt" officeooo:rsid="0018aa79" officeooo:paragraph-rsid="0018aa79" style:font-size-asian="35pt" style:font-size-complex="40pt"/>
    </style:style>
    <style:style style:name="P4" style:family="paragraph" style:parent-style-name="Standard">
      <style:paragraph-properties fo:text-align="center" style:justify-single-word="false"/>
      <style:text-properties fo:color="#999999" fo:font-size="16pt" officeooo:rsid="0018aa79" officeooo:paragraph-rsid="0018aa79" style:font-size-asian="14pt" style:font-size-complex="16pt"/>
    </style:style>
    <style:style style:name="P5" style:family="paragraph" style:parent-style-name="Standard">
      <style:paragraph-properties fo:text-align="start" style:justify-single-word="false"/>
      <style:text-properties fo:color="#999999" fo:font-size="16pt" officeooo:rsid="0018aa79" officeooo:paragraph-rsid="0018aa79" style:font-size-asian="14pt" style:font-size-complex="16pt"/>
    </style:style>
    <style:style style:name="P6" style:family="paragraph" style:parent-style-name="Text_20_body">
      <style:text-properties officeooo:paragraph-rsid="00197065"/>
    </style:style>
    <style:style style:name="P7" style:family="paragraph" style:parent-style-name="Text_20_body">
      <style:paragraph-properties fo:line-height="150%"/>
    </style:style>
    <style:style style:name="P8" style:family="paragraph" style:parent-style-name="Text_20_body">
      <style:paragraph-properties fo:line-height="150%"/>
      <style:text-properties officeooo:paragraph-rsid="00197065"/>
    </style:style>
    <style:style style:name="P9" style:family="paragraph" style:parent-style-name="Text_20_body">
      <style:paragraph-properties fo:line-height="150%" fo:text-align="start" style:justify-single-word="false"/>
      <style:text-properties officeooo:paragraph-rsid="003948a7"/>
    </style:style>
    <style:style style:name="P10" style:family="paragraph" style:parent-style-name="Text_20_body">
      <style:text-properties officeooo:paragraph-rsid="001ce9a0"/>
    </style:style>
    <style:style style:name="P11" style:family="paragraph" style:parent-style-name="Text_20_body">
      <style:text-properties officeooo:paragraph-rsid="00216d37"/>
    </style:style>
    <style:style style:name="P12" style:family="paragraph" style:parent-style-name="Text_20_body">
      <style:text-properties officeooo:paragraph-rsid="002b229a"/>
    </style:style>
    <style:style style:name="P13" style:family="paragraph" style:parent-style-name="Text_20_body">
      <style:text-properties officeooo:paragraph-rsid="002e59a8"/>
    </style:style>
    <style:style style:name="P14" style:family="paragraph" style:parent-style-name="Text_20_body">
      <style:paragraph-properties fo:line-height="150%"/>
      <style:text-properties officeooo:rsid="003948a7" officeooo:paragraph-rsid="003948a7"/>
    </style:style>
    <style:style style:name="P15"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16"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font-size="8pt" fo:letter-spacing="normal" style:font-size-asian="8pt" style:font-size-complex="8pt"/>
    </style:style>
    <style:style style:name="P17" style:family="paragraph" style:parent-style-name="Text_20_body">
      <style:paragraph-properties fo:margin-left="0in" fo:margin-right="0in" fo:text-align="start" style:justify-single-word="false" fo:orphans="2" fo:widows="2" fo:text-indent="0in" style:auto-text-indent="false" fo:padding="0in" fo:border="none"/>
    </style:style>
    <style:style style:name="P18" style:family="paragraph" style:parent-style-name="Standard">
      <style:paragraph-properties fo:text-align="center" style:justify-single-word="false"/>
      <style:text-properties fo:font-size="40pt" officeooo:rsid="0018aa79" officeooo:paragraph-rsid="0018aa79" style:font-size-asian="35pt" style:font-size-complex="40pt"/>
    </style:style>
    <style:style style:name="P19" style:family="paragraph" style:parent-style-name="Text_20_body">
      <style:text-properties officeooo:rsid="00216d37" officeooo:paragraph-rsid="00216d37"/>
    </style:style>
    <style:style style:name="P20" style:family="paragraph" style:parent-style-name="Text_20_body" style:list-style-name="L6">
      <style:text-properties officeooo:paragraph-rsid="00375940"/>
    </style:style>
    <style:style style:name="P21" style:family="paragraph" style:parent-style-name="Text_20_body" style:list-style-name="L6">
      <style:text-properties officeooo:paragraph-rsid="002e59a8"/>
    </style:style>
    <style:style style:name="P22" style:family="paragraph" style:parent-style-name="Text_20_body" style:list-style-name="L6">
      <style:text-properties officeooo:rsid="002e59a8" officeooo:paragraph-rsid="002e59a8"/>
    </style:style>
    <style:style style:name="P23" style:family="paragraph" style:parent-style-name="Text_20_body" style:list-style-name="L6">
      <style:text-properties officeooo:rsid="002e9113" officeooo:paragraph-rsid="002e9113"/>
    </style:style>
    <style:style style:name="P24" style:family="paragraph" style:parent-style-name="Text_20_body" style:list-style-name="L5">
      <style:text-properties style:font-name="Liberation Sans" fo:font-size="10pt" officeooo:rsid="00216d37" officeooo:paragraph-rsid="00216d37" style:font-size-asian="10pt" style:font-size-complex="10pt"/>
    </style:style>
    <style:style style:name="P25" style:family="paragraph" style:parent-style-name="Text_20_body">
      <style:paragraph-properties fo:line-height="150%"/>
      <style:text-properties style:font-name="Liberation Sans" fo:font-size="10pt" officeooo:rsid="002e9113" officeooo:paragraph-rsid="002e9113" style:font-size-asian="10pt" style:font-size-complex="10pt"/>
    </style:style>
    <style:style style:name="P26" style:family="paragraph" style:parent-style-name="Text_20_body" style:list-style-name="L1">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7" style:family="paragraph" style:parent-style-name="Text_20_body" style:list-style-name="L2">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8" style:family="paragraph" style:parent-style-name="Text_20_body" style:list-style-name="L3">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9" style:family="paragraph" style:parent-style-name="Text_20_body" style:list-style-name="L4">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0" style:family="paragraph" style:parent-style-name="Text_20_body" style:list-style-name="L1">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1" style:family="paragraph" style:parent-style-name="Text_20_body" style:list-style-name="L2">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2" style:family="paragraph" style:parent-style-name="Text_20_body" style:list-style-name="L3">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3" style:family="paragraph" style:parent-style-name="Text_20_body" style:list-style-name="L4">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4" style:family="paragraph" style:parent-style-name="Text_20_body" style:list-style-name="L3">
      <style:paragraph-properties fo:margin-left="0in" fo:margin-right="0.3228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5" style:family="paragraph" style:parent-style-name="Heading_20_1">
      <style:paragraph-properties fo:break-before="page" fo:padding="0.0291in" fo:border-left="none" fo:border-right="none" fo:border-top="none" fo:border-bottom="0.06pt solid #000000" style:join-border="false"/>
      <style:text-properties officeooo:rsid="00197065"/>
    </style:style>
    <style:style style:name="P36" style:family="paragraph" style:parent-style-name="Heading_20_1">
      <style:paragraph-properties fo:break-before="page" fo:padding="0.0291in" fo:border-left="none" fo:border-right="none" fo:border-top="none" fo:border-bottom="0.06pt solid #000000" style:join-border="false"/>
      <style:text-properties officeooo:rsid="002b229a" officeooo:paragraph-rsid="002b229a"/>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Heading_20_4">
      <style:paragraph-properties fo:margin-left="0in" fo:margin-right="0in" fo:text-align="start" style:justify-single-word="false" fo:orphans="2" fo:widows="2" fo:text-indent="0in" style:auto-text-indent="false" fo:padding="0in" fo:border="none"/>
      <style:text-properties fo:font-variant="normal" fo:text-transform="none" fo:color="#333333" style:font-name="sans-serif" fo:font-size="8pt" fo:letter-spacing="normal" fo:font-style="normal" fo:font-weight="bold" style:font-size-asian="8pt" style:font-size-complex="8pt"/>
    </style:style>
    <style:style style:name="P40" style:family="paragraph" style:parent-style-name="Heading_20_3">
      <style:paragraph-properties fo:padding="0.0291in" fo:border-left="none" fo:border-right="none" fo:border-top="none" fo:border-bottom="0.06pt solid #000000" style:join-border="false"/>
      <style:text-properties officeooo:paragraph-rsid="002712b9"/>
    </style:style>
    <style:style style:name="P41" style:family="paragraph" style:parent-style-name="Heading_20_3">
      <style:paragraph-properties fo:padding="0.0291in" fo:border-left="none" fo:border-right="none" fo:border-top="none" fo:border-bottom="0.06pt solid #000000" style:join-border="false"/>
      <style:text-properties officeooo:rsid="00197065" officeooo:paragraph-rsid="00197065"/>
    </style:style>
    <style:style style:name="P42" style:family="paragraph" style:parent-style-name="Heading_20_3">
      <style:paragraph-properties fo:padding="0.0291in" fo:border-left="none" fo:border-right="none" fo:border-top="none" fo:border-bottom="0.06pt solid #000000" style:join-border="false"/>
      <style:text-properties officeooo:rsid="00216d37" officeooo:paragraph-rsid="003948a7"/>
    </style:style>
    <style:style style:name="P43" style:family="paragraph" style:parent-style-name="Heading_20_3">
      <style:paragraph-properties fo:padding="0.0291in" fo:border-left="none" fo:border-right="none" fo:border-top="none" fo:border-bottom="0.06pt solid #000000" style:join-border="false"/>
      <style:text-properties officeooo:rsid="00216d37" officeooo:paragraph-rsid="00216d37"/>
    </style:style>
    <style:style style:name="P44" style:family="paragraph" style:parent-style-name="Heading_20_3">
      <style:paragraph-properties fo:padding="0.0291in" fo:border-left="none" fo:border-right="none" fo:border-top="none" fo:border-bottom="0.06pt solid #000000" style:join-border="false"/>
      <style:text-properties officeooo:rsid="002e59a8" officeooo:paragraph-rsid="002e59a8"/>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Heading_20_7">
      <style:text-properties officeooo:rsid="003a2242"/>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color="#b2b2b2" style:font-name="Liberation Serif1"/>
    </style:style>
    <style:style style:name="T2" style:family="text">
      <style:text-properties fo:color="#b2b2b2" style:font-name="Liberation Serif"/>
    </style:style>
    <style:style style:name="T3" style:family="text">
      <style:text-properties fo:color="#b2b2b2" style:font-name="Liberation Serif" officeooo:rsid="001cdc5b"/>
    </style:style>
    <style:style style:name="T4" style:family="text">
      <style:text-properties style:font-name="Liberation Serif"/>
    </style:style>
    <style:style style:name="T5" style:family="text">
      <style:text-properties fo:font-weight="bold" style:font-weight-asian="bold" style:font-weight-complex="bold"/>
    </style:style>
    <style:style style:name="T6" style:family="text">
      <style:text-properties fo:font-weight="bold" officeooo:rsid="00216d37" style:font-weight-asian="bold" style:font-weight-complex="bold"/>
    </style:style>
    <style:style style:name="T7" style:family="text">
      <style:text-properties fo:color="#000000" style:font-name="Liberation Sans" fo:font-size="10pt" officeooo:rsid="00197065" style:font-size-asian="10pt" style:font-size-complex="10pt"/>
    </style:style>
    <style:style style:name="T8" style:family="text">
      <style:text-properties officeooo:rsid="001ce9a0"/>
    </style:style>
    <style:style style:name="T9" style:family="text">
      <style:text-properties officeooo:rsid="00216d37"/>
    </style:style>
    <style:style style:name="T10" style:family="text">
      <style:text-properties officeooo:rsid="002e59a8"/>
    </style:style>
    <style:style style:name="T11" style:family="text">
      <style:text-properties style:text-underline-style="none"/>
    </style:style>
    <style:style style:name="T12" style:family="text">
      <style:text-properties style:text-underline-style="none" officeooo:rsid="002e59a8"/>
    </style:style>
    <style:style style:name="T13" style:family="text">
      <style:text-properties style:text-underline-style="none" officeooo:rsid="00375940"/>
    </style:style>
    <style:style style:name="T14" style:family="text">
      <style:text-properties officeooo:rsid="003948a7"/>
    </style:style>
    <style:style style:name="T15" style:family="text">
      <style:text-properties style:font-name="sans-serif" fo:font-style="normal" fo:font-weight="normal"/>
    </style:style>
    <style:style style:name="T16" style:family="text">
      <style:text-properties fo:font-variant="normal" fo:text-transform="none" fo:color="#000000" style:font-name="sans-serif" fo:font-size="8pt" fo:letter-spacing="normal" fo:font-style="normal" fo:font-weight="normal" style:font-size-asian="8pt" style:font-size-complex="8pt"/>
    </style:style>
    <style:style style:name="T17" style:family="text">
      <style:text-properties fo:font-variant="normal" fo:text-transform="none" fo:color="#100070" style:font-name="sans-serif" fo:font-size="8pt" fo:letter-spacing="normal" fo:font-style="normal" fo:font-weight="normal" style:font-size-asian="8pt" style:font-size-complex="8pt"/>
    </style:style>
    <style:style style:name="T18" style:family="text">
      <style:text-properties fo:font-variant="normal" fo:text-transform="none" fo:color="#333333" style:font-name="sans-serif" fo:font-size="8pt" fo:letter-spacing="normal" fo:font-style="normal" fo:font-weight="bold" style:font-size-asian="8pt" style:font-size-complex="8pt"/>
    </style:style>
    <style:style style:name="T19" style:family="text">
      <style:text-properties style:font-name="Liberation Sans" fo:font-size="10pt" officeooo:rsid="00197065" style:font-size-asian="10pt" style:font-size-complex="10pt"/>
    </style:style>
    <style:style style:name="T20" style:family="text">
      <style:text-properties style:font-name="Liberation Sans" fo:font-size="10pt" officeooo:rsid="00216d37" style:font-size-asian="10pt" style:font-size-complex="10pt"/>
    </style:style>
    <style:style style:name="T21" style:family="text">
      <style:text-properties style:font-name="Liberation Sans" fo:font-size="10pt" officeooo:rsid="002e59a8" style:font-size-asian="10pt" style:font-size-complex="10pt"/>
    </style:style>
    <style:style style:name="T22" style:family="text">
      <style:text-properties style:font-name="Liberation Sans" fo:font-size="10pt" fo:font-weight="bold" officeooo:rsid="00216d37" style:font-size-asian="10pt" style:font-weight-asian="bold" style:font-size-complex="10pt" style:font-weight-complex="bold"/>
    </style:style>
    <style:style style:name="T23" style:family="text">
      <style:text-properties style:font-name="Liberation Sans" fo:font-size="10pt" style:text-underline-style="none" style:font-size-asian="10pt" style:font-size-complex="10pt"/>
    </style:style>
    <style:style style:name="T24" style:family="text">
      <style:text-properties style:font-name="Liberation Sans" fo:font-size="10pt" style:text-underline-style="none" officeooo:rsid="00375940" style:font-size-asian="10pt" style:font-size-complex="10pt"/>
    </style:style>
    <style:style style:name="T25" style:family="text">
      <style:text-properties style:font-name="Liberation Sans" fo:font-size="10pt" style:text-underline-style="none" officeooo:rsid="002e59a8" style:font-size-asian="10pt" style:font-size-complex="10pt"/>
    </style:style>
    <style:style style:name="T26" style:family="text">
      <style:text-properties style:font-name="Liberation Sans" officeooo:rsid="002e59a8"/>
    </style:style>
    <style:style style:name="T27" style:family="text">
      <style:text-properties style:font-name="Liberation Sans" style:text-underline-style="none"/>
    </style:style>
    <style:style style:name="T28" style:family="text">
      <style:text-properties style:font-name="Liberation Sans" style:text-underline-style="none" officeooo:rsid="00375940"/>
    </style:style>
    <style:style style:name="T29" style:family="text">
      <style:text-properties style:font-name="Liberation Sans" style:text-underline-style="none" officeooo:rsid="002e59a8"/>
    </style:style>
    <style:style style:name="T30" style:family="text">
      <style:text-properties fo:font-size="10pt" officeooo:rsid="00216d37" style:font-size-asian="10pt" style:font-size-complex="10pt"/>
    </style:style>
    <style:style style:name="T31" style:family="text">
      <style:text-properties fo:font-size="10pt" fo:font-weight="bold" officeooo:rsid="00216d37" style:font-size-asian="10pt" style:font-weight-asian="bold" style:font-size-complex="10pt" style:font-weight-complex="bold"/>
    </style:style>
    <style:style style:name="T32" style:family="text">
      <style:text-properties officeooo:rsid="00462a1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3228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Hatchit</text:p>
      <text:p text:style-name="P4">Open-Source 3D Game Engin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8"><text:a xlink:type="simple" xlink:href="#__RefHeading___Toc107_836090232" text:style-name="Index_20_Link" text:visited-style-name="Index_20_Link">Introduction<text:tab/>3</text:a></text:p>
          <text:p text:style-name="P45"><text:a xlink:type="simple" xlink:href="#__RefHeading___Toc111_836090232" text:style-name="Index_20_Link" text:visited-style-name="Index_20_Link">1.0 Overview<text:tab/>3</text:a></text:p>
          <text:p text:style-name="P45"><text:a xlink:type="simple" xlink:href="#__RefHeading___Toc109_836090232" text:style-name="Index_20_Link" text:visited-style-name="Index_20_Link">1.1 Development<text:tab/>3</text:a></text:p>
          <text:p text:style-name="P45"><text:a xlink:type="simple" xlink:href="#__RefHeading___Toc252_219390623" text:style-name="Index_20_Link" text:visited-style-name="Index_20_Link">1.2 Licensing<text:tab/>3</text:a></text:p>
          <text:p text:style-name="P47"><text:a xlink:type="simple" xlink:href="#__RefHeading___Toc254_219390623" text:style-name="Index_20_Link" text:visited-style-name="Index_20_Link">0. Additional Definitions.<text:tab/>3</text:a></text:p>
          <text:p text:style-name="P47"><text:a xlink:type="simple" xlink:href="#__RefHeading___Toc256_219390623" text:style-name="Index_20_Link" text:visited-style-name="Index_20_Link">1. Exception to Section 3 of the GNU GPL.<text:tab/>4</text:a></text:p>
          <text:p text:style-name="P47"><text:a xlink:type="simple" xlink:href="#__RefHeading___Toc258_219390623" text:style-name="Index_20_Link" text:visited-style-name="Index_20_Link">2. Conveying Modified Versions.<text:tab/>4</text:a></text:p>
          <text:p text:style-name="P47"><text:a xlink:type="simple" xlink:href="#__RefHeading___Toc260_219390623" text:style-name="Index_20_Link" text:visited-style-name="Index_20_Link">3. Object Code Incorporating Material from Library Header Files.<text:tab/>4</text:a></text:p>
          <text:p text:style-name="P47"><text:a xlink:type="simple" xlink:href="#__RefHeading___Toc262_219390623" text:style-name="Index_20_Link" text:visited-style-name="Index_20_Link">4. Combined Works.<text:tab/>4</text:a></text:p>
          <text:p text:style-name="P47"><text:a xlink:type="simple" xlink:href="#__RefHeading___Toc264_219390623" text:style-name="Index_20_Link" text:visited-style-name="Index_20_Link">5. Combined Libraries.<text:tab/>5</text:a></text:p>
          <text:p text:style-name="P47"><text:a xlink:type="simple" xlink:href="#__RefHeading___Toc266_219390623" text:style-name="Index_20_Link" text:visited-style-name="Index_20_Link">6. Revised Versions of the GNU Lesser General Public License.<text:tab/>5</text:a></text:p>
          <text:p text:style-name="P45"><text:a xlink:type="simple" xlink:href="#__RefHeading___Toc116_836090232" text:style-name="Index_20_Link" text:visited-style-name="Index_20_Link">1.3 Tools<text:tab/>5</text:a></text:p>
          <text:p text:style-name="P45"><text:a xlink:type="simple" xlink:href="#__RefHeading___Toc123_836090232" text:style-name="Index_20_Link" text:visited-style-name="Index_20_Link">1.4 Dependencies<text:tab/>5</text:a></text:p>
          <text:p text:style-name="P38"><text:a xlink:type="simple" xlink:href="#__RefHeading___Toc119_836090232" text:style-name="Index_20_Link" text:visited-style-name="Index_20_Link">Engine Systems<text:tab/>7</text:a></text:p>
        </text:index-body>
      </text:table-of-content>
      <text:p text:style-name="P5"/>
      <text:h text:style-name="P35" text:outline-level="1"><text:bookmark-start text:name="__RefHeading___Toc107_836090232"/>Introduction<text:bookmark-end text:name="__RefHeading___Toc107_836090232"/></text:h>
      <text:p text:style-name="P10"/>
      <text:h text:style-name="P40" text:outline-level="3"><text:bookmark-start text:name="__RefHeading___Toc111_836090232"/>1.<text:span text:style-name="T8">0 Overview</text:span><text:bookmark-end text:name="__RefHeading___Toc111_836090232"/></text:h>
      <text:p text:style-name="Text_20_body"/>
      <text:p text:style-name="P7"><text:tab/><text:span text:style-name="T19">Hatchit is an open-source game engine currently in development for </text:span><text:span text:style-name="T7">Windows</text:span><text:span text:style-name="T19"> and </text:span><text:span text:style-name="T7">Linux.</text:span><text:span text:style-name="T19"> The goal in developing Hatchit is to create a fully open game engine code base that utilizes the most modern rendering technologies possible.</text:span></text:p>
      <text:p text:style-name="Text_20_body"/>
      <text:h text:style-name="P41" text:outline-level="3"><text:bookmark-start text:name="__RefHeading___Toc109_836090232"/>1.1 Development<text:bookmark-end text:name="__RefHeading___Toc109_836090232"/></text:h>
      <text:p text:style-name="P6"/>
      <text:p text:style-name="P8"><text:tab/><text:span text:style-name="T19">Hatchit is currently in development exclusively on the </text:span><text:a xlink:type="simple" xlink:href="https://www.github.com/" text:style-name="Internet_20_link" text:visited-style-name="Visited_20_Internet_20_Link"><text:span text:style-name="T19">GitHub</text:span></text:a><text:span text:style-name="T19"> platform using Git version control system. We strongly request that all contributions be made through GitHub as we currently have no plans to move the project to a new repository. Development is open to anyone and we welcome all pull-requests.</text:span></text:p>
      <text:h text:style-name="P42" text:outline-level="3"><text:bookmark-start text:name="__RefHeading___Toc252_219390623"/>1.<text:span text:style-name="T14">2</text:span> <text:span text:style-name="T14">Licensing</text:span><text:bookmark-end text:name="__RefHeading___Toc252_219390623"/></text:h>
      <text:h text:style-name="P46" text:outline-level="7"/>
      <text:p text:style-name="P9"><text:span text:style-name="T14"><text:tab/></text:span><text:span text:style-name="T18">GNU LESSER GENERAL PUBLIC LICENSE</text:span></text:p>
      <text:p text:style-name="P15">Version 3, 29 June 2007</text:p>
      <text:p text:style-name="P17"><text:span text:style-name="T16">Copyright © 2007 Free Software Foundation, Inc. &lt;</text:span><text:a xlink:type="simple" xlink:href="http://fsf.org/" text:style-name="Internet_20_link" text:visited-style-name="Visited_20_Internet_20_Link"><text:span text:style-name="T17">http://fsf.org/</text:span></text:a><text:span text:style-name="T16">&gt;</text:span></text:p>
      <text:p text:style-name="P15">Everyone is permitted to copy and distribute verbatim copies of this license document, but changing it is not allowed.</text:p>
      <text:p text:style-name="P15">This version of the GNU Lesser General Public License incorporates the terms and conditions of version 3 of the GNU General Public License, supplemented by the additional permissions listed below.</text:p>
      <text:h text:style-name="P39" text:outline-level="4"><text:bookmark-start text:name="__RefHeading___Toc254_219390623"/><text:bookmark text:name="section0"/>0. Additional Definitions.<text:bookmark-end text:name="__RefHeading___Toc254_219390623"/></text:h>
      <text:p text:style-name="P15">As used herein, “this License” refers to version 3 of the GNU Lesser General Public License, and the “GNU GPL” refers to version 3 of the GNU General Public License.</text:p>
      <text:p text:style-name="P16">“<text:span text:style-name="T15">The Library” refers to a covered work governed by this License, other than an Application or a Combined Work as defined below.</text:span></text:p>
      <text:p text:style-name="P15">An “Application” is any work that makes use of an interface provided by the Library, but which is not otherwise based on the Library. Defining a subclass of a class defined by the Library is deemed a mode of using an interface provided by the Library.</text:p>
      <text:p text:style-name="P15">A “Combined Work” is a work produced by combining or linking an Application with the Library. The particular version of the Library with which the Combined Work was made is also called the “Linked Version”.</text:p>
      <text:p text:style-name="P15"><text:soft-page-break/>The “Minimal Corresponding Source” for a Combined Work means the Corresponding Source for the Combined Work, excluding any source code for portions of the Combined Work that, considered in isolation, are based on the Application, and not on the Linked Version.</text:p>
      <text:p text:style-name="P15">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39" text:outline-level="4"><text:bookmark-start text:name="__RefHeading___Toc256_219390623"/><text:bookmark text:name="section1"/>1. Exception to Section 3 of the GNU GPL.<text:bookmark-end text:name="__RefHeading___Toc256_219390623"/></text:h>
      <text:p text:style-name="P15">You may convey a covered work under sections 3 and 4 of this License without being bound by section 3 of the GNU GPL.</text:p>
      <text:h text:style-name="P39" text:outline-level="4"><text:bookmark-start text:name="__RefHeading___Toc258_219390623"/><text:bookmark text:name="section2"/>2. Conveying Modified Versions.<text:bookmark-end text:name="__RefHeading___Toc258_219390623"/></text:h>
      <text:p text:style-name="P15">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6017403330301325401" text:style-name="L1">
        <text:list-item>
          <text:p text:style-name="P26">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0">b) under the GNU GPL, with none of the additional permissions of this License applicable to that copy.</text:p>
        </text:list-item>
      </text:list>
      <text:h text:style-name="P39" text:outline-level="4" text:is-list-header="true"><text:bookmark-start text:name="__RefHeading___Toc260_219390623"/><text:bookmark text:name="section3"/>3. Object Code Incorporating Material from Library Header Files.<text:bookmark-end text:name="__RefHeading___Toc260_219390623"/></text:h>
      <text:p text:style-name="P15">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8401029580509409455" text:style-name="L2">
        <text:list-item>
          <text:p text:style-name="P27">a) Give prominent notice with each copy of the object code that the Library is used in it and that the Library and its use are covered by this License.</text:p>
        </text:list-item>
        <text:list-item>
          <text:p text:style-name="P31">b) Accompany the object code with a copy of the GNU GPL and this license document.</text:p>
        </text:list-item>
      </text:list>
      <text:h text:style-name="P39" text:outline-level="4" text:is-list-header="true"><text:bookmark-start text:name="__RefHeading___Toc262_219390623"/><text:bookmark text:name="section4"/>4. Combined Works.<text:bookmark-end text:name="__RefHeading___Toc262_219390623"/></text:h>
      <text:p text:style-name="P15">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1831402779566438516" text:style-name="L3">
        <text:list-item>
          <text:p text:style-name="P28">a) Give prominent notice with each copy of the Combined Work that the Library is used in it and that the Library and its use are covered by this License.</text:p>
        </text:list-item>
        <text:list-item>
          <text:p text:style-name="P28">b) Accompany the Combined Work with a copy of the GNU GPL and this license document.</text:p>
        </text:list-item>
        <text:list-item>
          <text:p text:style-name="P28">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28">d) Do one of the following:</text:p>
          <text:list>
            <text:list-item>
              <text:p text:style-name="P34">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34">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2">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39" text:outline-level="4" text:is-list-header="true"><text:bookmark-start text:name="__RefHeading___Toc264_219390623"/><text:bookmark text:name="section5"/><text:soft-page-break/>5. Combined Libraries.<text:bookmark-end text:name="__RefHeading___Toc264_219390623"/></text:h>
      <text:p text:style-name="P15">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6120022599159526459" text:style-name="L4">
        <text:list-item>
          <text:p text:style-name="P29">a) Accompany the combined library with a copy of the same work based on the Library, uncombined with any other library facilities, conveyed under the terms of this License.</text:p>
        </text:list-item>
        <text:list-item>
          <text:p text:style-name="P33">b) Give prominent notice with the combined library that part of it is a work based on the Library, and explaining where to find the accompanying uncombined form of the same work.</text:p>
        </text:list-item>
      </text:list>
      <text:h text:style-name="P39" text:outline-level="4" text:is-list-header="true"><text:bookmark-start text:name="__RefHeading___Toc266_219390623"/><text:bookmark text:name="section6"/>6. Revised Versions of the GNU Lesser General Public License.<text:bookmark-end text:name="__RefHeading___Toc266_219390623"/></text:h>
      <text:p text:style-name="P15">The Free Software Foundation may publish revised and/or new versions of the GNU Lesser General Public License from time to time. Such new versions will be similar in spirit to the present version, but may differ in detail to address new problems or concerns.</text:p>
      <text:p text:style-name="P15">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P15">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p text:style-name="P14"/>
      <text:h text:style-name="P43" text:outline-level="3"><text:bookmark-start text:name="__RefHeading___Toc116_836090232"/>1.<text:span text:style-name="T14">3</text:span> Tools<text:bookmark-end text:name="__RefHeading___Toc116_836090232"/></text:h>
      <text:p text:style-name="P11"/>
      <text:p text:style-name="P11"><text:tab/><text:span text:style-name="T20">Since we are supporting both Windows and Linux, we build using compilers available to both platforms. In addition, these compilers must support </text:span><text:span text:style-name="T22">C++11</text:span><text:span text:style-name="T20"> and </text:span><text:span text:style-name="T22">C++14</text:span><text:span text:style-name="T20"> standards. Currently this means we build and test using the following compilers:</text:span></text:p>
      <text:list xml:id="list8409837892589860954" text:style-name="L5">
        <text:list-item>
          <text:p text:style-name="P24">GCC 5.0+</text:p>
        </text:list-item>
        <text:list-item>
          <text:p text:style-name="P24">Clang 3.8.0+</text:p>
        </text:list-item>
        <text:list-item>
          <text:p text:style-name="P24">Microsoft C++ 19.0+ (Visual Studio 2015)</text:p>
        </text:list-item>
      </text:list>
      <text:p text:style-name="P19"/>
      <text:h text:style-name="P44" text:outline-level="3"><text:bookmark-start text:name="__RefHeading___Toc123_836090232"/>1.<text:span text:style-name="T14">4</text:span> Dependencies<text:bookmark-end text:name="__RefHeading___Toc123_836090232"/></text:h>
      <text:p text:style-name="P13"/>
      <text:p text:style-name="P13"><text:tab/><text:span text:style-name="T21">Due to the nature of Hatchit being an open-source project, we also use this to our advantage and leverage many different open-source libraries. This allows us to avoid having to “reinvent the wheel” and speeds up production. The following third-party libraries are currently used:</text:span></text:p>
      <text:list xml:id="list3904501255485970833" text:style-name="L6">
        <text:list-item>
          <text:p text:style-name="P20"><text:a xlink:type="simple" xlink:href="https://github.com/glfw/glfw" text:style-name="Internet_20_link" text:visited-style-name="Visited_20_Internet_20_Link"><text:span text:style-name="T24">glfw</text:span></text:a></text:p>
        </text:list-item>
        <text:list-item>
          <text:p text:style-name="P22"><text:a xlink:type="simple" xlink:href="https://github.com/bulletphysics/bullet3" text:style-name="Internet_20_link" text:visited-style-name="Visited_20_Internet_20_Link"><text:span text:style-name="T23">bullet3</text:span></text:a></text:p>
        </text:list-item>
        <text:list-item>
          <text:p text:style-name="P22"><text:soft-page-break/><text:a xlink:type="simple" xlink:href="https://github.com/assimp/assimp" text:style-name="Internet_20_link" text:visited-style-name="Visited_20_Internet_20_Link"><text:span text:style-name="T23">assimp</text:span></text:a></text:p>
        </text:list-item>
        <text:list-item>
          <text:p text:style-name="P22"><text:a xlink:type="simple" xlink:href="https://github.com/leethomason/tinyxml2" text:style-name="Internet_20_link" text:visited-style-name="Visited_20_Internet_20_Link"><text:span text:style-name="T23">tinyxml2</text:span></text:a></text:p>
        </text:list-item>
        <text:list-item>
          <text:p text:style-name="P21"><text:a xlink:type="simple" xlink:href="https://www.python.org/downloads/release/python-350/" text:style-name="Internet_20_link" text:visited-style-name="Visited_20_Internet_20_Link"><text:span text:style-name="T23">Python 3.5</text:span></text:a></text:p>
        </text:list-item>
        <text:list-item>
          <text:p text:style-name="P21"><text:a xlink:type="simple" xlink:href="https://www.khronos.org/vulkan/" text:style-name="Internet_20_link" text:visited-style-name="Visited_20_Internet_20_Link"><text:span text:style-name="T25">Vulkan</text:span></text:a></text:p>
        </text:list-item>
        <text:list-item>
          <text:p text:style-name="P22"><text:a xlink:type="simple" xlink:href="https://github.com/kcat/openal-soft" text:style-name="Internet_20_link" text:visited-style-name="Visited_20_Internet_20_Link"><text:span text:style-name="T23">openal-soft</text:span></text:a></text:p>
        </text:list-item>
        <text:list-item>
          <text:p text:style-name="P23"><text:a xlink:type="simple" xlink:href="https://github.com/fmtlib/fmt" text:style-name="Internet_20_link" text:visited-style-name="Visited_20_Internet_20_Link"><text:span text:style-name="T23">fmt</text:span></text:a></text:p>
        </text:list-item>
        <text:list-item>
          <text:p text:style-name="P22"><text:a xlink:type="simple" xlink:href="https://github.com/benhoyt/inih" text:style-name="Internet_20_link" text:visited-style-name="Visited_20_Internet_20_Link"><text:span text:style-name="T23">inih</text:span></text:a></text:p>
        </text:list-item>
        <text:list-item>
          <text:p text:style-name="P22"><text:a xlink:type="simple" xlink:href="https://github.com/nothings/stb" text:style-name="Internet_20_link" text:visited-style-name="Visited_20_Internet_20_Link"><text:span text:style-name="T23">stb</text:span></text:a></text:p>
        </text:list-item>
        <text:list-item>
          <text:p text:style-name="P22"><text:a xlink:type="simple" xlink:href="https://github.com/pypa/virtualenv" text:style-name="Internet_20_link" text:visited-style-name="Visited_20_Internet_20_Link"><text:span text:style-name="T23">virtualenv</text:span></text:a></text:p>
        </text:list-item>
      </text:list>
      <text:p text:style-name="P25"><text:span text:style-name="T5">NOTE:</text:span> Use of these libraries is subject to change</text:p>
      <text:h text:style-name="P36" text:outline-level="1"><text:bookmark-start text:name="__RefHeading___Toc119_836090232"/>Engine <text:span text:style-name="T32">Architecture</text:span><text:bookmark-end text:name="__RefHeading___Toc119_836090232"/></text:h>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aa79" officeooo:paragraph-rsid="0018aa79"/>
    </style:style>
    <style:style style:name="MT1" style:family="text">
      <style:text-properties fo:color="#b2b2b2" style:font-name="Liberation Serif1"/>
    </style:style>
    <style:style style:name="MT2" style:family="text">
      <style:text-properties fo:color="#b2b2b2" style:font-name="Liberation Serif"/>
    </style:style>
    <style:style style:name="MT3" style:family="text">
      <style:text-properties style:font-name="Liberation Serif"/>
    </style:style>
    <style:style style:name="MT4" style:family="text">
      <style:text-properties fo:color="#b2b2b2" style:font-name="Liberation Serif" officeooo:rsid="001cdc5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 2016 ThirdDegree</text:span><text:span text:style-name="MT3"><text:tab/><text:tab/> </text:span><text:span text:style-name="MT4">version 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09:28:05.511467426</meta:creation-date>
    <dc:date>2016-09-13T14:18:50.890452379</dc:date>
    <meta:editing-duration>PT34M48S</meta:editing-duration>
    <meta:editing-cycles>17</meta:editing-cycles>
    <meta:generator>LibreOffice/5.1.4.2$Linux_X86_64 LibreOffice_project/10m0$Build-2</meta:generator>
    <meta:document-statistic meta:table-count="0" meta:image-count="0" meta:object-count="0" meta:page-count="7" meta:paragraph-count="83" meta:word-count="1552" meta:character-count="9101" meta:non-whitespace-character-count="7652"/>
  </office:meta>
</office:document-meta>
</file>